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indent="0.4916in"/>
    </style:style>
  </office:automatic-styles>
  <office:body>
    <office:text text:use-soft-page-breaks="true">
      <text:p text:style-name="P1">Main</text:p>
      <text:p text:style-name="Normal"><text:tab/>Pedir entrada</text:p>
      <text:p text:style-name="Normal"><text:tab/>Formatear Strings</text:p>
      <text:p text:style-name="Normal"><text:tab/>Pedir movimiento</text:p>
      <text:p text:style-name="Normal"/>
      <text:p text:style-name="Normal">Tablero<text:tab/></text:p>
      <text:p text:style-name="Normal"><text:tab/>Comprobar entrada/colocar piezas</text:p>
      <text:p text:style-name="Normal"><text:tab/>Print tablero</text:p>
      <text:p text:style-name="Normal">Pieza</text:p>
      <text:p text:style-name="Normal"><text:tab/>Movimiento Peon (Ejemplo)</text:p>
      <text:p text:style-name="P2">Movimiento Torre</text:p>
      <text:p text:style-name="Normal"><text:tab/>Movimiento Alfil</text:p>
      <text:p text:style-name="Normal"><text:tab/>Movimiento Caballo</text:p>
      <text:p text:style-name="Normal"><text:tab/>Movimiento Reina</text:p>
      <text:p text:style-name="Normal"><text:tab/>Movimiento Rey</text:p>
      <text:p text:style-name="Normal"><text:tab/>Comprobar jaque (Rey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ORTES COLL, MIGUEL ÁNGEL</meta:initial-creator>
    <dc:creator>NORTES COLL, MIGUEL ÁNGEL</dc:creator>
    <meta:creation-date>2025-12-12T08:46:00Z</meta:creation-date>
    <dc:date>2025-12-12T09:36:00Z</dc:date>
    <meta:template xlink:href="Normal.dotm" xlink:type="simple"/>
    <meta:editing-cycles>4</meta:editing-cycles>
    <meta:editing-duration>PT3000S</meta:editing-duration>
    <meta:document-statistic meta:page-count="1" meta:paragraph-count="1" meta:word-count="40" meta:character-count="260" meta:row-count="1" meta:non-whitespace-character-count="221"/>
  </office:meta>
</office:document-meta>
</file>